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T1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ct JS Course Content</text:p>
      <text:p text:style-name="Standard">React JS course starts with JavaScript ES6 Introduction.</text:p>
      <text:p text:style-name="Standard">JavaScript ES6</text:p>
      <text:list xml:id="list2617938170357750081" text:style-name="L1">
        <text:list-item>
          <text:p text:style-name="P1">JavaScript Let and Const</text:p>
        </text:list-item>
        <text:list-item>
          <text:p text:style-name="P1">Arrow Functions</text:p>
        </text:list-item>
        <text:list-item>
          <text:p text:style-name="P1">Classes</text:p>
        </text:list-item>
        <text:list-item>
          <text:p text:style-name="P1">Data Structure</text:p>
        </text:list-item>
        <text:list-item>
          <text:p text:style-name="P1">Modules</text:p>
        </text:list-item>
        <text:list-item>
          <text:p text:style-name="P1">Package Manager (NPM and Node)</text:p>
        </text:list-item>
      </text:list>
      <text:p text:style-name="Standard">Basic React Application Setup</text:p>
      <text:list xml:id="list7422866915658785443" text:style-name="L2">
        <text:list-item>
          <text:p text:style-name="P2">Installing Node JS</text:p>
        </text:list-item>
        <text:list-item>
          <text:p text:style-name="P2">Create React App using create-react-app CLI.</text:p>
        </text:list-item>
        <text:list-item>
          <text:p text:style-name="P2">Explain Application Structure.</text:p>
        </text:list-item>
        <text:list-item>
          <text:p text:style-name="P2">Exports and Imports</text:p>
        </text:list-item>
        <text:list-item>
          <text:p text:style-name="P2">Understanding of Classes</text:p>
        </text:list-item>
      </text:list>
      <text:p text:style-name="Standard">React Basic</text:p>
      <text:list xml:id="list297206764729341477" text:style-name="L3">
        <text:list-item>
          <text:p text:style-name="P3">Working with Styles</text:p>
        </text:list-item>
        <text:list-item>
          <text:p text:style-name="P3">Pseudo Selectors</text:p>
        </text:list-item>
        <text:list-item>
          <text:p text:style-name="P3">Media Queries</text:p>
        </text:list-item>
        <text:list-item>
          <text:p text:style-name="P3">Setting Styles Dynamically</text:p>
        </text:list-item>
        <text:list-item>
          <text:p text:style-name="P3">Define Multiple components</text:p>
        </text:list-item>
        <text:list-item>
          <text:p text:style-name="P3">Debugging React App</text:p>
        </text:list-item>
      </text:list>
      <text:p text:style-name="Standard">State/pros</text:p>
      <text:list xml:id="list6777253556701777929" text:style-name="L4">
        <text:list-item>
          <text:p text:style-name="P4">Define State into Components</text:p>
        </text:list-item>
        <text:list-item>
          <text:p text:style-name="P4">Component state manipulation using setState()</text:p>
        </text:list-item>
        <text:list-item>
          <text:p text:style-name="P4">Work with Props for component communication.</text:p>
        </text:list-item>
        <text:list-item>
          <text:p text:style-name="P4">Setup PropTypes &amp; Validation</text:p>
        </text:list-item>
        <text:list-item>
          <text:p text:style-name="P4">Use Typescript in React App.</text:p>
        </text:list-item>
        <text:list-item>
          <text:p text:style-name="P4">Use of Refs and Context</text:p>
        </text:list-item>
      </text:list>
      <text:p text:style-name="Standard">Components</text:p>
      <text:list xml:id="list796002801849865057" text:style-name="L5">
        <text:list-item>
          <text:p text:style-name="P5">Class Component</text:p>
        </text:list-item>
        <text:list-item>
          <text:p text:style-name="P5">Split an app into components</text:p>
        </text:list-item>
        <text:list-item>
          <text:p text:style-name="P5">Stateless and State-full Components</text:p>
        </text:list-item>
        <text:list-item>
          <text:p text:style-name="P5">Components Life Cycle</text:p>
        </text:list-item>
        <text:list-item>
          <text:p text:style-name="P5">Update App and Component Tree</text:p>
        </text:list-item>
        <text:list-item>
          <text:p text:style-name="P5">React DOM</text:p>
        </text:list-item>
        <text:list-item>
          <text:p text:style-name="P5">React+</text:p>
        </text:list-item>
      </text:list>
      <text:list xml:id="list8693070037613069906" text:style-name="L6">
        <text:list-item>
          <text:p text:style-name="P6">High Order Components</text:p>
        </text:list-item>
        <text:list-item>
          <text:p text:style-name="P6">Starting Implementation of the app</text:p>
        </text:list-item>
        <text:list-item>
          <text:p text:style-name="P6">Improving the app - Intro</text:p>
        </text:list-item>
        <text:list-item>
          <text:p text:style-name="P6">Reaching out of web - Http/Ajax</text:p>
        </text:list-item>
        <text:list-item>
          <text:p text:style-name="P6">Single Page App Routing</text:p>
        </text:list-item>
      </text:list>
      <text:p text:style-name="Standard">Redux Toolkit</text:p>
      <text:list xml:id="list1084943807743424417" text:style-name="L7">
        <text:list-item>
          <text:p text:style-name="P7">Introduction of Redux.</text:p>
        </text:list-item>
        <text:list-item>
          <text:p text:style-name="P7">Understanding the Redux Flow</text:p>
        </text:list-item>
        <text:list-item>
          <text:p text:style-name="P7">Understanding of Global State in Redux.</text:p>
        </text:list-item>
        <text:list-item>
          <text:p text:style-name="P7"><text:soft-page-break/>Setting Up Reducer and Store</text:p>
        </text:list-item>
        <text:list-item>
          <text:p text:style-name="P7">Define dispatch Actions</text:p>
        </text:list-item>
        <text:list-item>
          <text:p text:style-name="P7">Connecting React App to Redux by Provider.</text:p>
        </text:list-item>
        <text:list-item>
          <text:p text:style-name="P7">Use of connect() into React Component</text:p>
        </text:list-item>
        <text:list-item>
          <text:p text:style-name="P7">Connect: Extracting Data with mapStateToProps()</text:p>
        </text:list-item>
        <text:list-item>
          <text:p text:style-name="P7">Connect: Dispatching Actions with mapDispatchToProps()</text:p>
        </text:list-item>
        <text:list-item>
          <text:p text:style-name="P7">Define Action types.</text:p>
        </text:list-item>
        <text:list-item>
          <text:p text:style-name="P7">Define Switch-Case in the Reducer.</text:p>
        </text:list-item>
        <text:list-item>
          <text:p text:style-name="P7">Combining Multiple Reducers.</text:p>
        </text:list-item>
        <text:list-item>
          <text:p text:style-name="P7">Work with local state and Redux state.</text:p>
        </text:list-item>
      </text:list>
      <text:p text:style-name="Standard">Redux Thunk</text:p>
      <text:list xml:id="list4478036641026818387" text:style-name="L8">
        <text:list-item>
          <text:p text:style-name="P8">Introduction of redux-thunk</text:p>
        </text:list-item>
        <text:list-item>
          <text:p text:style-name="P8">Adding Middleware as thunk</text:p>
        </text:list-item>
        <text:list-item>
          <text:p text:style-name="P8">Create Action creators (async actions)</text:p>
        </text:list-item>
        <text:list-item>
          <text:p text:style-name="P8">Work with bindActionCreators().</text:p>
        </text:list-item>
        <text:list-item>
          <text:p text:style-name="P8">Work with Async/await</text:p>
        </text:list-item>
        <text:list-item>
          <text:p text:style-name="P8">Work with below Hooks.</text:p>
        </text:list-item>
        <text:list-item>
          <text:p text:style-name="P8">useSelector()</text:p>
        </text:list-item>
        <text:list-item>
          <text:p text:style-name="P8">useDispatch()</text:p>
        </text:list-item>
        <text:list-item>
          <text:p text:style-name="P8">useStore()</text:p>
        </text:list-item>
        <text:list-item>
          <text:p text:style-name="P8">Work with dispatch and getState()</text:p>
        </text:list-item>
      </text:list>
      <text:p text:style-name="Standard">React Saga</text:p>
      <text:list xml:id="list8657607485990866878" text:style-name="L9">
        <text:list-item>
          <text:p text:style-name="P9">Introduction of redux-saga</text:p>
        </text:list-item>
        <text:list-item>
          <text:p text:style-name="P9">Adding Saga as middleware.</text:p>
        </text:list-item>
        <text:list-item>
          <text:p text:style-name="P9">Introduction of Generator functions.</text:p>
        </text:list-item>
        <text:list-item>
          <text:p text:style-name="P9">Create Effects using functions (call, put, takeEvery, takeLatest)</text:p>
        </text:list-item>
        <text:list-item>
          <text:p text:style-name="P9">Creating saga from Action creators.</text:p>
        </text:list-item>
        <text:list-item>
          <text:p text:style-name="P9">Sagas can yield Effects in multiple forms</text:p>
        </text:list-item>
        <text:list-item>
          <text:p text:style-name="P9">Dispatching actions to the store</text:p>
        </text:list-item>
        <text:list-item>
          <text:p text:style-name="P9">Task cancellation (yield cancel(task))</text:p>
        </text:list-item>
      </text:list>
      <text:list xml:id="list3124341773250906987" text:style-name="L10">
        <text:list-item>
          <text:p text:style-name="P10">Redux Practice</text:p>
        </text:list-item>
        <text:list-item>
          <text:p text:style-name="P10">Executing Asynchronous Code - Intro</text:p>
        </text:list-item>
      </text:list>
      <text:p text:style-name="Standard">TypeScript</text:p>
      <text:list xml:id="list8110189608669603922" text:style-name="L11">
        <text:list-item>
          <text:p text:style-name="P11">Types</text:p>
        </text:list-item>
        <text:list-item>
          <text:p text:style-name="P11">Interface</text:p>
        </text:list-item>
        <text:list-item>
          <text:p text:style-name="P11">Generics</text:p>
        </text:list-item>
      </text:list>
      <text:p text:style-name="Standard">Next JS</text:p>
      <text:list xml:id="list3516017119061207797" text:style-name="L12">
        <text:list-item>
          <text:p text:style-name="P12">Next JS</text:p>
        </text:list-item>
        <text:list-item>
          <text:p text:style-name="P12">Server Components</text:p>
        </text:list-item>
      </text:list>
      <text:p text:style-name="Standard">Tailwind</text:p>
      <text:list xml:id="list8825665374229332052" text:style-name="L13">
        <text:list-item>
          <text:p text:style-name="P13">Install</text:p>
        </text:list-item>
        <text:list-item>
          <text:p text:style-name="P13">Project</text:p>
        </text:list-item>
      </text:list>
      <text:p text:style-name="Standard">React Debugging</text:p>
      <text:list xml:id="list8086914098145777409" text:style-name="L14">
        <text:list-item>
          <text:p text:style-name="P14">Debugging React App</text:p>
        </text:list-item>
        <text:list-item>
          <text:p text:style-name="P14">Find logical errors by debug tools</text:p>
        </text:list-item>
        <text:list-item>
          <text:p text:style-name="P14"><text:soft-page-break/>React Developer Tools</text:p>
        </text:list-item>
        <text:list-item>
          <text:p text:style-name="P14">Using Error Boundari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meta:document-statistic meta:table-count="0" meta:image-count="0" meta:object-count="0" meta:page-count="3" meta:paragraph-count="93" meta:word-count="399" meta:character-count="2308"/>
    <dc:date>2025-08-13T15:02:58.91</dc:date>
    <dc:creator>Joseph Malone</dc:creator>
    <meta:editing-duration>PT47S</meta:editing-duration>
    <meta:editing-cycles>1</meta:editing-cycles>
    <meta:generator>OpenOffice/4.1.15$Win32 OpenOffice.org_project/4115m2$Build-9813</meta:generator>
  </office:meta>
</office:document-meta>
</file>